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style:style>
    <style:style style:name="T2"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3" style:parent-style-name="Policepardéfaut" style:family="text">
      <style:text-properties style:font-name="Times New Roman" style:font-name-asian="Times New Roman" style:font-name-complex="Times New Roman" style:language-asian="fr" style:country-asian="FR"/>
    </style:style>
    <style:style style:name="T4" style:parent-style-name="Policepardéfaut" style:family="text">
      <style:text-properties style:font-name="Times New Roman" style:font-name-asian="Times New Roman" style:font-name-complex="Times New Roman" fo:font-weight="bold" style:font-weight-asian="bold" style:font-weight-complex="bold" style:language-asian="fr" style:country-asian="FR"/>
    </style:style>
    <style:style style:name="T5" style:parent-style-name="Policepardéfaut" style:family="text">
      <style:text-properties style:font-name="Times New Roman" style:font-name-asian="Times New Roman" style:font-name-complex="Times New Roman" style:language-asian="fr" style:country-asian="FR"/>
    </style:style>
    <style:style style:name="T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7" style:parent-style-name="Policepardéfaut" style:family="text">
      <style:text-properties style:font-name="Times New Roman" style:font-name-asian="Times New Roman" style:font-name-complex="Times New Roman" style:language-asian="fr" style:country-asian="FR"/>
    </style:style>
    <style:style style:name="T8" style:parent-style-name="Policepardéfaut" style:family="text">
      <style:text-properties style:font-name="Times New Roman" style:font-name-asian="Times New Roman" style:font-name-complex="Times New Roman" fo:font-style="italic" style:font-style-asian="italic" style:font-style-complex="italic" style:language-asian="fr" style:country-asian="FR"/>
    </style:style>
    <style:style style:name="T9" style:parent-style-name="Policepardéfaut" style:family="text">
      <style:text-properties style:font-name="Times New Roman" style:font-name-asian="Times New Roman" style:font-name-complex="Times New Roman" style:language-asian="fr" style:country-asian="FR"/>
    </style:style>
    <style:style style:name="T10"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1" style:parent-style-name="Policepardéfaut" style:family="text">
      <style:text-properties style:font-name="Times New Roman" style:font-name-asian="Times New Roman" style:font-name-complex="Times New Roman" style:language-asian="fr" style:country-asian="FR"/>
    </style:style>
    <style:style style:name="T12" style:parent-style-name="Policepardéfaut" style:family="text">
      <style:text-properties style:font-name="Times New Roman" style:font-name-asian="Times New Roman" style:font-name-complex="Times New Roman" fo:font-style="italic" style:font-style-asian="italic" style:font-style-complex="italic" style:language-asian="fr" style:country-asian="FR"/>
    </style:style>
    <style:style style:name="T13" style:parent-style-name="Policepardéfaut" style:family="text">
      <style:text-properties style:font-name="Times New Roman" style:font-name-asian="Times New Roman" style:font-name-complex="Times New Roman" style:language-asian="fr" style:country-asian="FR"/>
    </style:style>
    <style:style style:name="T14"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5" style:parent-style-name="Policepardéfaut" style:family="text">
      <style:text-properties style:font-name="Times New Roman" style:font-name-asian="Times New Roman" style:font-name-complex="Times New Roman" style:language-asian="fr" style:country-asian="FR"/>
    </style:style>
    <style:style style:name="T1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7" style:parent-style-name="Policepardéfaut" style:family="text">
      <style:text-properties style:font-name="Times New Roman" style:font-name-asian="Times New Roman" style:font-name-complex="Times New Roman" style:language-asian="fr" style:country-asian="FR"/>
    </style:style>
    <style:style style:name="T18"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9" style:parent-style-name="Policepardéfaut" style:family="text">
      <style:text-properties style:font-name="Times New Roman" style:font-name-asian="Times New Roman" style:font-name-complex="Times New Roman" style:language-asian="fr" style:country-asian="FR"/>
    </style:style>
    <style:style style:name="T20"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21" style:parent-style-name="Policepardéfaut" style:family="text">
      <style:text-properties style:font-name="Times New Roman" style:font-name-asian="Times New Roman" style:font-name-complex="Times New Roman" style:language-asian="fr" style:country-asian="FR"/>
    </style:style>
    <style:style style:name="T22"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23" style:parent-style-name="Policepardéfaut" style:family="text">
      <style:text-properties style:font-name="Times New Roman" style:font-name-asian="Times New Roman" style:font-name-complex="Times New Roman" style:language-asian="fr" style:country-asian="FR"/>
    </style:style>
    <style:style style:name="T24"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25" style:parent-style-name="Policepardéfaut" style:family="text">
      <style:text-properties style:font-name="Times New Roman" style:font-name-asian="Times New Roman" style:font-name-complex="Times New Roman" style:language-asian="fr" style:country-asian="FR"/>
    </style:style>
    <style:style style:name="T2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27" style:parent-style-name="Policepardéfaut" style:family="text">
      <style:text-properties style:font-name="Times New Roman" style:font-name-asian="Times New Roman" style:font-name-complex="Times New Roman" style:language-asian="fr" style:country-asian="FR"/>
    </style:style>
    <style:style style:name="P28" style:parent-style-name="Normal" style:family="paragraph">
      <style:paragraph-properties fo:margin-top="0.0694in" fo:margin-bottom="0.0694in"/>
    </style:style>
    <style:style style:name="T29" style:parent-style-name="Policepardéfaut" style:family="text">
      <style:text-properties style:font-name="Times New Roman" style:font-name-asian="Times New Roman" style:font-name-complex="Times New Roman" style:language-asian="fr" style:country-asian="FR"/>
    </style:style>
    <style:style style:name="T30"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31" style:parent-style-name="Policepardéfaut" style:family="text">
      <style:text-properties style:font-name="Times New Roman" style:font-name-asian="Times New Roman" style:font-name-complex="Times New Roman" style:language-asian="fr" style:country-asian="FR"/>
    </style:style>
    <style:style style:name="T32"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33" style:parent-style-name="Policepardéfaut" style:family="text">
      <style:text-properties style:font-name="Times New Roman" style:font-name-asian="Times New Roman" style:font-name-complex="Times New Roman" style:language-asian="fr" style:country-asian="FR"/>
    </style:style>
    <style:style style:name="T34"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35" style:parent-style-name="Policepardéfaut" style:family="text">
      <style:text-properties style:font-name="Times New Roman" style:font-name-asian="Times New Roman" style:font-name-complex="Times New Roman" style:language-asian="fr" style:country-asian="FR"/>
    </style:style>
    <style:style style:name="T3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37" style:parent-style-name="Policepardéfaut" style:family="text">
      <style:text-properties style:font-name="Times New Roman" style:font-name-asian="Times New Roman" style:font-name-complex="Times New Roman" style:language-asian="fr" style:country-asian="FR"/>
    </style:style>
    <style:style style:name="T38"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39" style:parent-style-name="Policepardéfaut" style:family="text">
      <style:text-properties style:font-name="Times New Roman" style:font-name-asian="Times New Roman" style:font-name-complex="Times New Roman" style:language-asian="fr" style:country-asian="FR"/>
    </style:style>
    <style:style style:name="T40"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41" style:parent-style-name="Policepardéfaut" style:family="text">
      <style:text-properties style:font-name="Times New Roman" style:font-name-asian="Times New Roman" style:font-name-complex="Times New Roman" style:language-asian="fr" style:country-asian="FR"/>
    </style:style>
    <style:style style:name="T42"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43" style:parent-style-name="Policepardéfaut" style:family="text">
      <style:text-properties style:font-name="Times New Roman" style:font-name-asian="Times New Roman" style:font-name-complex="Times New Roman" style:language-asian="fr" style:country-asian="FR"/>
    </style:style>
    <style:style style:name="T44"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45" style:parent-style-name="Policepardéfaut" style:family="text">
      <style:text-properties style:font-name="Times New Roman" style:font-name-asian="Times New Roman" style:font-name-complex="Times New Roman" style:language-asian="fr" style:country-asian="FR"/>
    </style:style>
    <style:style style:name="P46" style:parent-style-name="Normal" style:family="paragraph">
      <style:paragraph-properties fo:margin-top="0.0694in" fo:margin-bottom="0.0694in"/>
    </style:style>
    <style:style style:name="T47" style:parent-style-name="Policepardéfaut" style:family="text">
      <style:text-properties style:font-name="Times New Roman" style:font-name-asian="Times New Roman" style:font-name-complex="Times New Roman" style:language-asian="fr" style:country-asian="FR"/>
    </style:style>
    <style:style style:name="T48"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49" style:parent-style-name="Policepardéfaut" style:family="text">
      <style:text-properties style:font-name="Times New Roman" style:font-name-asian="Times New Roman" style:font-name-complex="Times New Roman" style:language-asian="fr" style:country-asian="FR"/>
    </style:style>
    <style:style style:name="T50"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51" style:parent-style-name="Policepardéfaut" style:family="text">
      <style:text-properties style:font-name="Times New Roman" style:font-name-asian="Times New Roman" style:font-name-complex="Times New Roman" style:language-asian="fr" style:country-asian="FR"/>
    </style:style>
    <style:style style:name="T52"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53" style:parent-style-name="Policepardéfaut" style:family="text">
      <style:text-properties style:font-name="Times New Roman" style:font-name-asian="Times New Roman" style:font-name-complex="Times New Roman" style:language-asian="fr" style:country-asian="FR"/>
    </style:style>
    <style:style style:name="T54" style:parent-style-name="Policepardéfaut" style:family="text">
      <style:text-properties style:font-name="Times New Roman" style:font-name-asian="Times New Roman" style:font-name-complex="Times New Roman" fo:font-style="italic" style:font-style-asian="italic" style:font-style-complex="italic" fo:color="#0000FF" style:text-underline-type="single" style:text-underline-style="solid" style:text-underline-width="auto" style:text-underline-mode="continuous" style:language-asian="fr" style:country-asian="FR"/>
    </style:style>
    <style:style style:name="T55" style:parent-style-name="Policepardéfaut" style:family="text">
      <style:text-properties style:font-name="Times New Roman" style:font-name-asian="Times New Roman" style:font-name-complex="Times New Roman" style:language-asian="fr" style:country-asian="FR"/>
    </style:style>
    <style:style style:name="T5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57" style:parent-style-name="Policepardéfaut" style:family="text">
      <style:text-properties style:font-name="Times New Roman" style:font-name-asian="Times New Roman" style:font-name-complex="Times New Roman" style:language-asian="fr" style:country-asian="FR"/>
    </style:style>
    <style:style style:name="T58" style:parent-style-name="Policepardéfaut" style:family="text">
      <style:text-properties style:font-name="Times New Roman" style:font-name-asian="Times New Roman" style:font-name-complex="Times New Roman" fo:font-style="italic" style:font-style-asian="italic" style:font-style-complex="italic" fo:color="#0000FF" style:text-underline-type="single" style:text-underline-style="solid" style:text-underline-width="auto" style:text-underline-mode="continuous" style:language-asian="fr" style:country-asian="FR"/>
    </style:style>
    <style:style style:name="T59" style:parent-style-name="Policepardéfaut" style:family="text">
      <style:text-properties style:font-name="Times New Roman" style:font-name-asian="Times New Roman" style:font-name-complex="Times New Roman" style:language-asian="fr" style:country-asian="FR"/>
    </style:style>
    <style:style style:name="T60"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61" style:parent-style-name="Policepardéfaut" style:family="text">
      <style:text-properties style:font-name="Times New Roman" style:font-name-asian="Times New Roman" style:font-name-complex="Times New Roman" style:language-asian="fr" style:country-asian="FR"/>
    </style:style>
    <style:style style:name="P62" style:parent-style-name="Normal" style:family="paragraph">
      <style:paragraph-properties fo:margin-top="0.0694in" fo:margin-bottom="0.0694in"/>
    </style:style>
    <style:style style:name="T63" style:parent-style-name="Policepardéfaut" style:family="text">
      <style:text-properties style:font-name="Times New Roman" style:font-name-asian="Times New Roman" style:font-name-complex="Times New Roman" style:language-asian="fr" style:country-asian="FR"/>
    </style:style>
    <style:style style:name="T64"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65" style:parent-style-name="Policepardéfaut" style:family="text">
      <style:text-properties style:font-name="Times New Roman" style:font-name-asian="Times New Roman" style:font-name-complex="Times New Roman" style:language-asian="fr" style:country-asian="FR"/>
    </style:style>
    <style:style style:name="T6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67" style:parent-style-name="Policepardéfaut" style:family="text">
      <style:text-properties style:font-name="Times New Roman" style:font-name-asian="Times New Roman" style:font-name-complex="Times New Roman" style:language-asian="fr" style:country-asian="FR"/>
    </style:style>
    <style:style style:name="T68"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69" style:parent-style-name="Policepardéfaut" style:family="text">
      <style:text-properties style:font-name="Times New Roman" style:font-name-asian="Times New Roman" style:font-name-complex="Times New Roman" style:language-asian="fr" style:country-asian="FR"/>
    </style:style>
    <style:style style:name="T70"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71" style:parent-style-name="Policepardéfaut" style:family="text">
      <style:text-properties style:font-name="Times New Roman" style:font-name-asian="Times New Roman" style:font-name-complex="Times New Roman" style:language-asian="fr" style:country-asian="FR"/>
    </style:style>
    <style:style style:name="T72" style:parent-style-name="Policepardéfaut" style:family="text">
      <style:text-properties style:font-name="Times New Roman" style:font-name-asian="Times New Roman" style:font-name-complex="Times New Roman" style:language-asian="fr" style:country-asian="FR"/>
    </style:style>
    <style:style style:name="T73"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74" style:parent-style-name="Policepardéfaut" style:family="text">
      <style:text-properties style:font-name="Times New Roman" style:font-name-asian="Times New Roman" style:font-name-complex="Times New Roman" style:language-asian="fr" style:country-asian="FR"/>
    </style:style>
    <style:style style:name="T75"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76" style:parent-style-name="Policepardéfaut" style:family="text">
      <style:text-properties style:font-name="Times New Roman" style:font-name-asian="Times New Roman" style:font-name-complex="Times New Roman" style:language-asian="fr" style:country-asian="FR"/>
    </style:style>
    <style:style style:name="T77" style:parent-style-name="Policepardéfaut" style:family="text">
      <style:text-properties style:font-name="Times New Roman" style:font-name-asian="Times New Roman" style:font-name-complex="Times New Roman" style:language-asian="fr" style:country-asian="FR"/>
    </style:style>
    <style:style style:name="T78"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79" style:parent-style-name="Policepardéfaut" style:family="text">
      <style:text-properties style:font-name="Times New Roman" style:font-name-asian="Times New Roman" style:font-name-complex="Times New Roman" style:language-asian="fr" style:country-asian="FR"/>
    </style:style>
    <style:style style:name="P80" style:parent-style-name="Normal" style:family="paragraph">
      <style:paragraph-properties fo:margin-top="0.0694in" fo:margin-bottom="0.0694in"/>
    </style:style>
    <style:style style:name="T81" style:parent-style-name="Policepardéfaut" style:family="text">
      <style:text-properties style:font-name="Times New Roman" style:font-name-asian="Times New Roman" style:font-name-complex="Times New Roman" style:language-asian="fr" style:country-asian="FR"/>
    </style:style>
    <style:style style:name="T82"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83" style:parent-style-name="Policepardéfaut" style:family="text">
      <style:text-properties style:font-name="Times New Roman" style:font-name-asian="Times New Roman" style:font-name-complex="Times New Roman" style:language-asian="fr" style:country-asian="FR"/>
    </style:style>
    <style:style style:name="T84"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85" style:parent-style-name="Policepardéfaut" style:family="text">
      <style:text-properties style:font-name="Times New Roman" style:font-name-asian="Times New Roman" style:font-name-complex="Times New Roman" style:language-asian="fr" style:country-asian="FR"/>
    </style:style>
    <style:style style:name="T86" style:parent-style-name="Policepardéfaut" style:family="text">
      <style:text-properties style:font-name="Times New Roman" style:font-name-asian="Times New Roman" style:font-name-complex="Times New Roman" style:language-asian="fr" style:country-asian="FR"/>
    </style:style>
    <style:style style:name="T87"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88" style:parent-style-name="Policepardéfaut" style:family="text">
      <style:text-properties style:font-name="Times New Roman" style:font-name-asian="Times New Roman" style:font-name-complex="Times New Roman" style:language-asian="fr" style:country-asian="FR"/>
    </style:style>
    <style:style style:name="T89"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90" style:parent-style-name="Policepardéfaut" style:family="text">
      <style:text-properties style:font-name="Times New Roman" style:font-name-asian="Times New Roman" style:font-name-complex="Times New Roman" style:language-asian="fr" style:country-asian="FR"/>
    </style:style>
    <style:style style:name="P91"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92" style:parent-style-name="Normal" style:family="paragraph">
      <style:paragraph-properties fo:margin-top="0.0694in" fo:margin-bottom="0.0694in"/>
    </style:style>
    <style:style style:name="T93" style:parent-style-name="Policepardéfaut" style:family="text">
      <style:text-properties style:font-name="Times New Roman" style:font-name-asian="Times New Roman" style:font-name-complex="Times New Roman" style:language-asian="fr" style:country-asian="FR"/>
    </style:style>
    <style:style style:name="T94"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95" style:parent-style-name="Policepardéfaut" style:family="text">
      <style:text-properties style:font-name="Times New Roman" style:font-name-asian="Times New Roman" style:font-name-complex="Times New Roman" style:language-asian="fr" style:country-asian="FR"/>
    </style:style>
    <style:style style:name="T9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97" style:parent-style-name="Policepardéfaut" style:family="text">
      <style:text-properties style:font-name="Times New Roman" style:font-name-asian="Times New Roman" style:font-name-complex="Times New Roman" style:language-asian="fr" style:country-asian="FR"/>
    </style:style>
    <style:style style:name="T98"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99" style:parent-style-name="Policepardéfaut" style:family="text">
      <style:text-properties style:font-name="Times New Roman" style:font-name-asian="Times New Roman" style:font-name-complex="Times New Roman" style:language-asian="fr" style:country-asian="FR"/>
    </style:style>
    <style:style style:name="P100" style:parent-style-name="Normal" style:family="paragraph">
      <style:paragraph-properties fo:margin-top="0.0694in" fo:margin-bottom="0.0694in"/>
    </style:style>
    <style:style style:name="T101" style:parent-style-name="Policepardéfaut" style:family="text">
      <style:text-properties style:font-name="Times New Roman" style:font-name-asian="Times New Roman" style:font-name-complex="Times New Roman" style:language-asian="fr" style:country-asian="FR"/>
    </style:style>
    <style:style style:name="T102"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103" style:parent-style-name="Policepardéfaut" style:family="text">
      <style:text-properties style:font-name="Times New Roman" style:font-name-asian="Times New Roman" style:font-name-complex="Times New Roman" style:language-asian="fr" style:country-asian="FR"/>
    </style:style>
    <style:style style:name="T104" style:parent-style-name="Policepardéfaut" style:family="text">
      <style:text-properties style:font-name="Times New Roman" style:font-name-asian="Times New Roman" style:font-name-complex="Times New Roman" fo:font-style="italic" style:font-style-asian="italic" style:font-style-complex="italic" style:language-asian="fr" style:country-asian="FR"/>
    </style:style>
    <style:style style:name="T105" style:parent-style-name="Policepardéfaut" style:family="text">
      <style:text-properties style:font-name="Times New Roman" style:font-name-asian="Times New Roman" style:font-name-complex="Times New Roman" style:language-asian="fr" style:country-asian="FR"/>
    </style:style>
    <style:style style:name="T106"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107" style:parent-style-name="Policepardéfaut" style:family="text">
      <style:text-properties style:font-name="Times New Roman" style:font-name-asian="Times New Roman" style:font-name-complex="Times New Roman" style:language-asian="fr" style:country-asian="FR"/>
    </style:style>
    <style:style style:name="T108" style:parent-style-name="Policepardéfaut" style:family="text">
      <style:text-properties style:font-name="Times New Roman" style:font-name-asian="Times New Roman" style:font-name-complex="Times New Roman" style:language-asian="fr" style:country-asian="FR"/>
    </style:style>
    <style:style style:name="T109"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10" style:parent-style-name="Policepardéfaut" style:family="text">
      <style:text-properties style:font-name="Times New Roman" style:font-name-asian="Times New Roman" style:font-name-complex="Times New Roman" style:language-asian="fr" style:country-asian="FR"/>
    </style:style>
    <style:style style:name="T111" style:parent-style-name="Policepardéfaut" style:family="text">
      <style:text-properties style:font-name="Times New Roman" style:font-name-asian="Times New Roman" style:font-name-complex="Times New Roman" style:language-asian="fr" style:country-asian="FR"/>
    </style:style>
    <style:style style:name="T112"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113" style:parent-style-name="Policepardéfaut" style:family="text">
      <style:text-properties style:font-name="Times New Roman" style:font-name-asian="Times New Roman" style:font-name-complex="Times New Roman" style:language-asian="fr" style:country-asian="FR"/>
    </style:style>
    <style:style style:name="P114" style:parent-style-name="Normal" style:family="paragraph">
      <style:paragraph-properties fo:margin-top="0.0694in" fo:margin-bottom="0.0694in"/>
    </style:style>
    <style:style style:name="T115" style:parent-style-name="Policepardéfaut" style:family="text">
      <style:text-properties style:font-name="Times New Roman" style:font-name-asian="Times New Roman" style:font-name-complex="Times New Roman" style:language-asian="fr" style:country-asian="FR"/>
    </style:style>
    <style:style style:name="T116"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17" style:parent-style-name="Policepardéfaut" style:family="text">
      <style:text-properties style:font-name="Times New Roman" style:font-name-asian="Times New Roman" style:font-name-complex="Times New Roman" style:language-asian="fr" style:country-asian="FR"/>
    </style:style>
    <style:style style:name="T118" style:parent-style-name="Policepardéfaut" style:family="text">
      <style:text-properties style:font-name="Times New Roman" style:font-name-asian="Times New Roman" style:font-name-complex="Times New Roman" fo:font-style="italic" style:font-style-asian="italic" style:font-style-complex="italic" fo:color="#0000FF" style:text-underline-type="single" style:text-underline-style="solid" style:text-underline-width="auto" style:text-underline-mode="continuous" style:language-asian="fr" style:country-asian="FR"/>
    </style:style>
    <style:style style:name="T119" style:parent-style-name="Policepardéfaut" style:family="text">
      <style:text-properties style:font-name="Times New Roman" style:font-name-asian="Times New Roman" style:font-name-complex="Times New Roman" style:language-asian="fr" style:country-asian="FR"/>
    </style:style>
    <style:style style:name="T120" style:parent-style-name="Policepardéfaut" style:family="text">
      <style:text-properties style:font-name="Times New Roman" style:font-name-asian="Times New Roman" style:font-name-complex="Times New Roman" style:language-asian="fr" style:country-asian="FR"/>
    </style:style>
    <style:style style:name="T121" style:parent-style-name="Policepardéfaut" style:family="text">
      <style:text-properties style:font-name="Times New Roman" style:font-name-asian="Times New Roman" style:font-name-complex="Times New Roman" fo:font-style="italic" style:font-style-asian="italic" style:font-style-complex="italic" style:language-asian="fr" style:country-asian="FR"/>
    </style:style>
    <style:style style:name="T122" style:parent-style-name="Policepardéfaut" style:family="text">
      <style:text-properties style:font-name="Times New Roman" style:font-name-asian="Times New Roman" style:font-name-complex="Times New Roman" style:language-asian="fr" style:country-asian="FR"/>
    </style:style>
    <style:style style:name="T123" style:parent-style-name="Policepardéfaut" style:family="text">
      <style:text-properties style:font-name="Times New Roman" style:font-name-asian="Times New Roman" style:font-name-complex="Times New Roman" fo:font-style="italic" style:font-style-asian="italic" style:font-style-complex="italic" style:language-asian="fr" style:country-asian="FR"/>
    </style:style>
    <style:style style:name="T124" style:parent-style-name="Policepardéfaut" style:family="text">
      <style:text-properties style:font-name="Times New Roman" style:font-name-asian="Times New Roman" style:font-name-complex="Times New Roman" style:language-asian="fr" style:country-asian="FR"/>
    </style:style>
    <style:style style:name="T125" style:parent-style-name="Policepardéfaut" style:family="text">
      <style:text-properties style:font-name="Times New Roman" style:font-name-asian="Times New Roman" style:font-name-complex="Times New Roman" fo:font-style="italic" style:font-style-asian="italic" style:font-style-complex="italic" style:language-asian="fr" style:country-asian="FR"/>
    </style:style>
    <style:style style:name="T126" style:parent-style-name="Policepardéfaut" style:family="text">
      <style:text-properties style:font-name="Times New Roman" style:font-name-asian="Times New Roman" style:font-name-complex="Times New Roman" style:language-asian="fr" style:country-asian="FR"/>
    </style:style>
    <style:style style:name="T127"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128" style:parent-style-name="Policepardéfaut" style:family="text">
      <style:text-properties style:font-name="Times New Roman" style:font-name-asian="Times New Roman" style:font-name-complex="Times New Roman" style:language-asian="fr" style:country-asian="FR"/>
    </style:style>
    <style:style style:name="P129" style:parent-style-name="Normal" style:family="paragraph">
      <style:paragraph-properties fo:margin-top="0.0694in" fo:margin-bottom="0.0694in"/>
    </style:style>
    <style:style style:name="T130" style:parent-style-name="Policepardéfaut" style:family="text">
      <style:text-properties style:font-name="Times New Roman" style:font-name-asian="Times New Roman" style:font-name-complex="Times New Roman" style:language-asian="fr" style:country-asian="FR"/>
    </style:style>
    <style:style style:name="T131"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32" style:parent-style-name="Policepardéfaut" style:family="text">
      <style:text-properties style:font-name="Times New Roman" style:font-name-asian="Times New Roman" style:font-name-complex="Times New Roman" style:language-asian="fr" style:country-asian="FR"/>
    </style:style>
    <style:style style:name="T133"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134" style:parent-style-name="Policepardéfaut" style:family="text">
      <style:text-properties style:font-name="Times New Roman" style:font-name-asian="Times New Roman" style:font-name-complex="Times New Roman" style:language-asian="fr" style:country-asian="FR"/>
    </style:style>
    <style:style style:name="T135"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136" style:parent-style-name="Policepardéfaut" style:family="text">
      <style:text-properties style:font-name="Times New Roman" style:font-name-asian="Times New Roman" style:font-name-complex="Times New Roman" style:language-asian="fr" style:country-asian="FR"/>
    </style:style>
    <style:style style:name="P137" style:parent-style-name="Normal" style:family="paragraph">
      <style:paragraph-properties fo:margin-top="0.0694in" fo:margin-bottom="0.0694in"/>
    </style:style>
    <style:style style:name="T138" style:parent-style-name="Policepardéfaut" style:family="text">
      <style:text-properties style:font-name="Times New Roman" style:font-name-asian="Times New Roman" style:font-name-complex="Times New Roman" style:language-asian="fr" style:country-asian="FR"/>
    </style:style>
    <style:style style:name="T139"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40" style:parent-style-name="Policepardéfaut" style:family="text">
      <style:text-properties style:font-name="Times New Roman" style:font-name-asian="Times New Roman" style:font-name-complex="Times New Roman" style:language-asian="fr" style:country-asian="FR"/>
    </style:style>
    <style:style style:name="T141" style:parent-style-name="Policepardéfaut" style:family="text">
      <style:text-properties style:font-name="Times New Roman" style:font-name-asian="Times New Roman" style:font-name-complex="Times New Roman" fo:font-style="italic" style:font-style-asian="italic" style:font-style-complex="italic" style:language-asian="fr" style:country-asian="FR"/>
    </style:style>
    <style:style style:name="T142" style:parent-style-name="Policepardéfaut" style:family="text">
      <style:text-properties style:font-name="Times New Roman" style:font-name-asian="Times New Roman" style:font-name-complex="Times New Roman" style:language-asian="fr" style:country-asian="FR"/>
    </style:style>
    <style:style style:name="T143" style:parent-style-name="Policepardéfau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fr" style:country-asian="FR"/>
    </style:style>
    <style:style style:name="T144" style:parent-style-name="Policepardéfaut" style:family="text">
      <style:text-properties style:font-name="Times New Roman" style:font-name-asian="Times New Roman" style:font-name-complex="Times New Roman" fo:color="#0000FF" style:text-position="super 66.6%" style:text-underline-type="single" style:text-underline-style="solid" style:text-underline-width="auto" style:text-underline-mode="continuous" style:language-asian="fr" style:country-asian="FR"/>
    </style:style>
    <style:style style:name="T145" style:parent-style-name="Policepardéfaut" style:family="text">
      <style:text-properties style:font-name="Times New Roman" style:font-name-asian="Times New Roman" style:font-name-complex="Times New Roman" style:language-asian="fr" style:country-asian="FR"/>
    </style:style>
  </office:automatic-styles>
  <office:body>
    <office:text text:use-soft-page-breaks="true">
      <text:p text:style-name="P1"><text:span text:style-name="T2">Athéna</text:span><text:span text:style-name="T3"><text:s/>ou<text:s/></text:span><text:span text:style-name="T4">Athéné</text:span><text:span text:style-name="T5"><text:s/>(en<text:s/></text:span><text:a office:title="Dialectes du grec ancien" xlink:href="https://fr.wikipedia.org/wiki/Dialectes_du_grec_ancien" office:target-frame-name="_top" xlink:show="replace"><text:span text:style-name="T6">attique</text:span></text:a><text:span text:style-name="T7"><text:s/>Ἀθηνᾶ /<text:s/></text:span><text:span text:style-name="T8">Athēnâ</text:span><text:span text:style-name="T9"><text:s/>ou en<text:s/></text:span><text:a office:title="Ionien (dialecte)" xlink:href="https://fr.wikipedia.org/wiki/Ionien_(dialecte)" office:target-frame-name="_top" xlink:show="replace"><text:span text:style-name="T10">ionien</text:span></text:a><text:span text:style-name="T11"><text:s/>Ἀθήνη /<text:s/></text:span><text:span text:style-name="T12">Athḗnē</text:span><text:span text:style-name="T13">) est une<text:s/></text:span><text:a office:title="Déesse" xlink:href="https://fr.wikipedia.org/wiki/D%C3%A9esse" office:target-frame-name="_top" xlink:show="replace"><text:span text:style-name="T14">déesse</text:span></text:a><text:span text:style-name="T15"><text:s/>grecque antique, identifiée à<text:s/></text:span><text:a office:title="Minerve (mythologie)" xlink:href="https://fr.wikipedia.org/wiki/Minerve_(mythologie)" office:target-frame-name="_top" xlink:show="replace"><text:span text:style-name="T16">Minerve</text:span></text:a><text:span text:style-name="T17"><text:s/>chez les Romains. Elle joue un rôle important dans la<text:s/></text:span><text:a office:title="Mythologie grecque" xlink:href="https://fr.wikipedia.org/wiki/Mythologie_grecque" office:target-frame-name="_top" xlink:show="replace"><text:span text:style-name="T18">mythologie grecque</text:span></text:a><text:span text:style-name="T19">. Elle est également appelée « Pallas Athéna », déesse de la<text:s/></text:span><text:a office:title="Sagesse" xlink:href="https://fr.wikipedia.org/wiki/Sagesse" office:target-frame-name="_top" xlink:show="replace"><text:span text:style-name="T20">sagesse</text:span></text:a><text:span text:style-name="T21">, de la<text:s/></text:span><text:a office:title="Stratégie militaire" xlink:href="https://fr.wikipedia.org/wiki/Strat%C3%A9gie_militaire" office:target-frame-name="_top" xlink:show="replace"><text:span text:style-name="T22">stratégie militaire</text:span></text:a><text:span text:style-name="T23">, des<text:s/></text:span><text:a office:title="Artisan" xlink:href="https://fr.wikipedia.org/wiki/Artisan" office:target-frame-name="_top" xlink:show="replace"><text:span text:style-name="T24">artisans</text:span></text:a><text:span text:style-name="T25"><text:s/>des<text:s/></text:span><text:a office:title="Artiste" xlink:href="https://fr.wikipedia.org/wiki/Artiste" office:target-frame-name="_top" xlink:show="replace"><text:span text:style-name="T26">artistes</text:span></text:a><text:span text:style-name="T27"><text:s/>et des maîtres d'école.<text:s/></text:span></text:p>
      <text:p text:style-name="P28"><text:span text:style-name="T29">Athéna est le type achevé de la divinité poliade</text:span><text:a xlink:href="https://fr.wikipedia.org/wiki/Ath%C3%A9na#cite_note-5" office:target-frame-name="_top" xlink:show="replace"><text:span text:style-name="T30">5</text:span></text:a><text:span text:style-name="T31">. Elle était considérée comme la patronne et protectrice de plusieurs cités de<text:s/></text:span><text:a office:title="Grèce" xlink:href="https://fr.wikipedia.org/wiki/Gr%C3%A8ce" office:target-frame-name="_top" xlink:show="replace"><text:span text:style-name="T32">Grèce</text:span></text:a><text:span text:style-name="T33">, notamment celle d’</text:span><text:a office:title="Athènes" xlink:href="https://fr.wikipedia.org/wiki/Ath%C3%A8nes" office:target-frame-name="_top" xlink:show="replace"><text:span text:style-name="T34">Athènes</text:span></text:a><text:span text:style-name="T35">. Elle est généralement montrée dans l'art portant un casque et tenant une<text:s/></text:span><text:a office:title="Lance" xlink:href="https://fr.wikipedia.org/wiki/Lance" office:target-frame-name="_top" xlink:show="replace"><text:span text:style-name="T36">lance</text:span></text:a><text:span text:style-name="T37">. Ses principaux symboles incluent la<text:s/></text:span><text:a office:title="Chouette" xlink:href="https://fr.wikipedia.org/wiki/Chouette" office:target-frame-name="_top" xlink:show="replace"><text:span text:style-name="T38">chouette</text:span></text:a><text:span text:style-name="T39">, l'</text:span><text:a office:title="Olivier" xlink:href="https://fr.wikipedia.org/wiki/Olivier" office:target-frame-name="_top" xlink:show="replace"><text:span text:style-name="T40">olivier</text:span></text:a><text:span text:style-name="T41">, le<text:s/></text:span><text:a office:title="Serpentes" xlink:href="https://fr.wikipedia.org/wiki/Serpentes" office:target-frame-name="_top" xlink:show="replace"><text:span text:style-name="T42">serpent</text:span></text:a><text:span text:style-name="T43"><text:s/>et le<text:s/></text:span><text:a office:title="Gorgones" xlink:href="https://fr.wikipedia.org/wiki/Gorgones" office:target-frame-name="_top" xlink:show="replace"><text:span text:style-name="T44">Gorgonéion</text:span></text:a><text:span text:style-name="T45">.<text:s/></text:span></text:p>
      <text:p text:style-name="P46"><text:span text:style-name="T47">Athéna, avec<text:s/></text:span><text:a office:title="Aphrodite" xlink:href="https://fr.wikipedia.org/wiki/Aphrodite" office:target-frame-name="_top" xlink:show="replace"><text:span text:style-name="T48">Aphrodite</text:span></text:a><text:span text:style-name="T49"><text:s/>et<text:s/></text:span><text:a office:title="Héra" xlink:href="https://fr.wikipedia.org/wiki/H%C3%A9ra" office:target-frame-name="_top" xlink:show="replace"><text:span text:style-name="T50">Héra</text:span></text:a><text:span text:style-name="T51">, est l'une des trois déesses dont la querelle provoque la<text:s/></text:span><text:a office:title="Guerre de Troie" xlink:href="https://fr.wikipedia.org/wiki/Guerre_de_Troie" office:target-frame-name="_top" xlink:show="replace"><text:span text:style-name="T52">guerre de Troie</text:span></text:a><text:span text:style-name="T53">. Elle joue un rôle actif dans l’</text:span><text:a office:title="Iliade" xlink:href="https://fr.wikipedia.org/wiki/Iliade" office:target-frame-name="_top" xlink:show="replace"><text:span text:style-name="T54">Iliade</text:span></text:a><text:span text:style-name="T55"><text:s/>où elle assiste les<text:s/></text:span><text:a office:title="Achéens" xlink:href="https://fr.wikipedia.org/wiki/Ach%C3%A9ens" office:target-frame-name="_top" xlink:show="replace"><text:span text:style-name="T56">Achéens</text:span></text:a><text:span text:style-name="T57"><text:s/>et, dans l’</text:span><text:a office:title="Odyssée" xlink:href="https://fr.wikipedia.org/wiki/Odyss%C3%A9e" office:target-frame-name="_top" xlink:show="replace"><text:span text:style-name="T58">Odyssée</text:span></text:a><text:span text:style-name="T59"><text:s/>où elle est la conseillère divine d’</text:span><text:a office:title="Ulysse" xlink:href="https://fr.wikipedia.org/wiki/Ulysse" office:target-frame-name="_top" xlink:show="replace"><text:span text:style-name="T60">Ulysse</text:span></text:a><text:span text:style-name="T61">.<text:s/></text:span></text:p>
      <text:p text:style-name="P62"><text:span text:style-name="T63">Athéna est également la déesse protectrice des héros ; elle apporte son soutien à<text:s/></text:span><text:a office:title="Persée" xlink:href="https://fr.wikipedia.org/wiki/Pers%C3%A9e" office:target-frame-name="_top" xlink:show="replace"><text:span text:style-name="T64">Persée</text:span></text:a><text:span text:style-name="T65">,<text:s/></text:span><text:a office:title="Héraclès" xlink:href="https://fr.wikipedia.org/wiki/H%C3%A9racl%C3%A8s" office:target-frame-name="_top" xlink:show="replace"><text:span text:style-name="T66">Héraclès</text:span></text:a><text:span text:style-name="T67">,<text:s/></text:span><text:a office:title="Bellérophon" xlink:href="https://fr.wikipedia.org/wiki/Bell%C3%A9rophon" office:target-frame-name="_top" xlink:show="replace"><text:span text:style-name="T68">Bellérophon</text:span></text:a><text:span text:style-name="T69"><text:s/>et<text:s/></text:span><text:a office:title="Jason" xlink:href="https://fr.wikipedia.org/wiki/Jason" office:target-frame-name="_top" xlink:show="replace"><text:span text:style-name="T70">Jason</text:span></text:a><text:span text:style-name="T71">.</text:span><text:span text:style-name="T72"><text:line-break/>En tant que patronne de l'</text:span><text:a office:title="Artisanat" xlink:href="https://fr.wikipedia.org/wiki/Artisanat" office:target-frame-name="_top" xlink:show="replace"><text:span text:style-name="T73">artisanat</text:span></text:a><text:span text:style-name="T74"><text:s/>et du<text:s/></text:span><text:a office:title="Tissage" xlink:href="https://fr.wikipedia.org/wiki/Tissage" office:target-frame-name="_top" xlink:show="replace"><text:span text:style-name="T75">tissage</text:span></text:a><text:span text:style-name="T76">, Athéna était connue sous le nom d'Ergane.</text:span><text:span text:style-name="T77"><text:line-break/>Elle est également une déesse guerrière et elle menait les soldats au combat sous le nom d'</text:span><text:a office:title="Athéna Promachos" xlink:href="https://fr.wikipedia.org/wiki/Ath%C3%A9na_Promachos" office:target-frame-name="_top" xlink:show="replace"><text:span text:style-name="T78">Athéna Promachos</text:span></text:a><text:span text:style-name="T79">.<text:s/></text:span></text:p>
      <text:p text:style-name="P80"><text:span text:style-name="T81">Le<text:s/></text:span><text:a office:title="Parthénon" xlink:href="https://fr.wikipedia.org/wiki/Parth%C3%A9non" office:target-frame-name="_top" xlink:show="replace"><text:span text:style-name="T82">Parthénon</text:span></text:a><text:span text:style-name="T83"><text:s/>sur l'</text:span><text:a office:title="Acropole d'Athènes" xlink:href="https://fr.wikipedia.org/wiki/Acropole_d%27Ath%C3%A8nes" office:target-frame-name="_top" xlink:show="replace"><text:span text:style-name="T84">acropole d'Athènes</text:span></text:a><text:span text:style-name="T85"><text:s/>lui est dédié, ainsi que de nombreux autres temples et monuments.</text:span><text:span text:style-name="T86"><text:line-break/>Son festival principal à Athènes était les<text:s/></text:span><text:a office:title="Panathénées" xlink:href="https://fr.wikipedia.org/wiki/Panath%C3%A9n%C3%A9es" office:target-frame-name="_top" xlink:show="replace"><text:span text:style-name="T87">Panathénées</text:span></text:a><text:span text:style-name="T88">, célébrées pendant le mois d’</text:span><text:a office:title="Hécatombéon" xlink:href="https://fr.wikipedia.org/wiki/H%C3%A9catomb%C3%A9on" office:target-frame-name="_top" xlink:show="replace"><text:span text:style-name="T89">Hécatombéon</text:span></text:a><text:span text:style-name="T90"><text:s/>en plein été, c’était le festival le plus important du calendrier athénien.<text:s/></text:span></text:p>
      <text:h text:style-name="P91" text:outline-level="2">Étymologie</text:h>
      <text:p text:style-name="P92"><text:span text:style-name="T93">Le nom d’Athéna, attesté en<text:s/></text:span><text:a office:title="Civilisation mycénienne" xlink:href="https://fr.wikipedia.org/wiki/Civilisation_myc%C3%A9nienne" office:target-frame-name="_top" xlink:show="replace"><text:span text:style-name="T94">mycénien</text:span></text:a><text:span text:style-name="T95">, n'a pas d'</text:span><text:a office:title="Étymologie" xlink:href="https://fr.wikipedia.org/wiki/%C3%89tymologie" office:target-frame-name="_top" xlink:show="replace"><text:span text:style-name="T96">étymologie</text:span></text:a><text:span text:style-name="T97"><text:s/>certaine</text:span><text:a xlink:href="https://fr.wikipedia.org/wiki/Ath%C3%A9na#cite_note-6" office:target-frame-name="_top" xlink:show="replace"><text:span text:style-name="T98">6</text:span></text:a><text:span text:style-name="T99">.<text:s/></text:span></text:p>
      <text:p text:style-name="P100"><text:span text:style-name="T101">Une première hypothèse est que le nom Athéna tiendrait son origine de la cité d’Athènes</text:span><text:a xlink:href="https://fr.wikipedia.org/wiki/Ath%C3%A9na#cite_note-Burkert1985139-7" office:target-frame-name="_top" xlink:show="replace"><text:span text:style-name="T102">7</text:span></text:a><text:span text:style-name="T103">. Le nom de la cité en grec ancien est Ἀθῆναι (Athenai). Ce nom au pluriel désigne le lieu où, selon le mythe, la déesse a présidé<text:s/></text:span><text:span text:style-name="T104">l'Athenai</text:span><text:span text:style-name="T105">, une fraternité consacrée à son culte</text:span><text:a xlink:href="https://fr.wikipedia.org/wiki/Ath%C3%A9na#cite_note-Ruck199424-8" office:target-frame-name="_top" xlink:show="replace"><text:span text:style-name="T106">8</text:span></text:a><text:span text:style-name="T107">.</text:span><text:span text:style-name="T108"><text:line-break/>L'</text:span><text:a office:title="Acropole (Athènes)" xlink:href="https://fr.wikipedia.org/wiki/Acropole_(Ath%C3%A8nes)" office:target-frame-name="_top" xlink:show="replace"><text:span text:style-name="T109">Acropole</text:span></text:a><text:span text:style-name="T110"><text:s/>située au sommet de la colline du même nom, constituait probablement le « noyau fondateur » de cette cité, dont Athéna était devenue la protectrice.</text:span><text:span text:style-name="T111"><text:line-break/>Des témoignages provenant de différentes cités de la Grèce antique attestent que des déesses étaient également adorées dans d'autres cités. Comme Athéna, elles tiraient leur nom des cités où elles étaient adorées. À Mycènes, il y avait par exemple une déesse appelée Mykene, tandis qu'à Thèbes une divinité analogue était appelée Thebe</text:span><text:a xlink:href="https://fr.wikipedia.org/wiki/Ath%C3%A9na#cite_note-Ruck199424-8" office:target-frame-name="_top" xlink:show="replace"><text:span text:style-name="T112">8</text:span></text:a><text:span text:style-name="T113">.<text:s/></text:span></text:p>
      <text:p text:style-name="P114"><text:span text:style-name="T115">Une autre hypothèse est donnée par le philosophe grec<text:s/></text:span><text:a office:title="Platon" xlink:href="https://fr.wikipedia.org/wiki/Platon" office:target-frame-name="_top" xlink:show="replace"><text:span text:style-name="T116">Platon</text:span></text:a><text:span text:style-name="T117">. Dans le<text:s/></text:span><text:a office:title="Cratyle (Platon)" xlink:href="https://fr.wikipedia.org/wiki/Cratyle_(Platon)" office:target-frame-name="_top" xlink:show="replace"><text:span text:style-name="T118">Cratyle</text:span></text:a><text:span text:style-name="T119">, celui-ci avance une autre explication originale du nom Athéna :<text:s/></text:span></text:p>
      <text:p text:style-name="Normal"><text:span text:style-name="T120">« Je crois que les anciens ont eu sur<text:s/></text:span><text:span text:style-name="T121">Athéné</text:span><text:span text:style-name="T122"><text:s/>la même idée que ceux qui se piquent aujourd’hui de bien entendre Homère. La plupart d’entre eux disent que leur auteur a fait de cette divinité la pensée et l’intelligence même. […] Peut-être aussi ne l’a-t-il appelée<text:s/></text:span><text:span text:style-name="T123">Théonoé</text:span><text:span text:style-name="T124"><text:s/>que parce qu’elle possède excellemment la connaissance des choses divines, θεῖα νοούση. Il n’est pas impossible non plus qu’on ait voulu l’appeler<text:s/></text:span><text:span text:style-name="T125">Êthonoé</text:span><text:span text:style-name="T126">, comme étant la raison, l’intelligence dans les mœurs, νοήσις ἐν τῷ ἤθει</text:span><text:a xlink:href="https://fr.wikipedia.org/wiki/Ath%C3%A9na#cite_note-9" office:target-frame-name="_top" xlink:show="replace"><text:span text:style-name="T127">9</text:span></text:a><text:span text:style-name="T128">. »<text:s/></text:span></text:p>
      <text:soft-page-break/>
      <text:p text:style-name="P129"><text:span text:style-name="T130">Dans cet extrait, Platon reprend les mots d’un autre philosophe,<text:s/></text:span><text:a office:title="Socrate" xlink:href="https://fr.wikipedia.org/wiki/Socrate" office:target-frame-name="_top" xlink:show="replace"><text:span text:style-name="T131">Socrate</text:span></text:a><text:span text:style-name="T132">, pour qui il est possible de nommer les choses au travers de leur nature</text:span><text:a xlink:href="https://fr.wikipedia.org/wiki/Ath%C3%A9na#cite_note-10" office:target-frame-name="_top" xlink:show="replace"><text:span text:style-name="T133">10</text:span></text:a><text:span text:style-name="T134">. Athéna aurait été nommée ainsi car elle serait la personnification de l'intelligence parmi les dieux</text:span><text:a xlink:href="https://fr.wikipedia.org/wiki/Ath%C3%A9na#cite_note-11" office:target-frame-name="_top" xlink:show="replace"><text:span text:style-name="T135">11</text:span></text:a><text:span text:style-name="T136">.<text:s/></text:span></text:p>
      <text:p text:style-name="P137"><text:span text:style-name="T138">Selon d’autres sources, l'origine de son nom viendrait de la racine<text:s/></text:span><text:a office:title="Langues indo-européennes" xlink:href="https://fr.wikipedia.org/wiki/Langues_indo-europ%C3%A9ennes" office:target-frame-name="_top" xlink:show="replace"><text:span text:style-name="T139">indo-européenne</text:span></text:a><text:span text:style-name="T140"><text:s/></text:span><text:span text:style-name="T141">ath-</text:span><text:span text:style-name="T142"><text:s/>qui signifierait « tête » ou « sommet », car née de la tête de<text:s/></text:span><text:a office:title="Zeus" xlink:href="https://fr.wikipedia.org/wiki/Zeus" office:target-frame-name="_top" xlink:show="replace"><text:span text:style-name="T143">Zeus</text:span></text:a><text:a xlink:href="https://fr.wikipedia.org/wiki/Ath%C3%A9na#cite_note-12" office:target-frame-name="_top" xlink:show="replace"><text:span text:style-name="T144">12</text:span></text:a><text:span text:style-name="T145">.<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ang-grc" style:display-name="lang-grc" style:family="text" style:parent-style-name="Policepardéfaut"/>
    <style:style style:name="lang-grc-latn" style:display-name="lang-grc-latn" style:family="text" style:parent-style-name="Policepardéfaut"/>
    <style:style style:name="citation" style:display-name="citation" style:family="text" style:parent-style-name="Policepardéfaut"/>
    <style:style style:name="mw-headline" style:display-name="mw-headli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 Aleth</meta:initial-creator>
    <dc:creator>ANDRE Aleth</dc:creator>
    <meta:creation-date>2022-11-07T19:56:00Z</meta:creation-date>
    <dc:date>2022-11-07T19:58:00Z</dc:date>
    <meta:template xlink:href="Normal.dotm" xlink:type="simple"/>
    <meta:editing-cycles>1</meta:editing-cycles>
    <meta:editing-duration>PT120S</meta:editing-duration>
    <meta:document-statistic meta:page-count="2" meta:paragraph-count="30" meta:word-count="1172" meta:character-count="7345" meta:row-count="65" meta:non-whitespace-character-count="6203"/>
  </office:meta>
</office:document-meta>
</file>